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ValueImpl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Valu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ValueImpl.getProperty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ValueImpl.PropertyValueImpl( NamePathResolver resolver , Name selectorName , 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